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896cm" fo:min-width="2.7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646cm" fo:min-width="2.25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1.347cm" fo:min-width="2.082cm" style:writing-mode="lr-tb"/>
      <style:paragraph-properties style:writing-mode="lr-tb"/>
    </style:style>
    <style:style style:name="gr4" style:family="graphic" style:parent-style-name="Green_5f_line">
      <style:graphic-properties draw:textarea-vertical-align="middle" fo:min-height="0.933cm" fo:min-width="2.108cm" style:writing-mode="lr-tb"/>
      <style:paragraph-properties style:writing-mode="lr-tb"/>
    </style:style>
    <style:style style:name="gr5" style:family="graphic" style:parent-style-name="Green_5f_line">
      <style:graphic-properties draw:stroke="none"/>
      <style:paragraph-properties style:writing-mode="lr-tb"/>
    </style:style>
    <style:style style:name="gr6" style:family="graphic" style:parent-style-name="objectwithoutfill">
      <style:graphic-properties svg:stroke-color="#158466" draw:fill="none" draw:textarea-vertical-align="middle"/>
    </style:style>
    <style:style style:name="gr7" style:family="graphic" style:parent-style-name="objectwithoutfill">
      <style:graphic-properties svg:stroke-color="#158466" draw:marker-end="Arrowheads_20_30" draw:marker-end-width="0.3cm" draw:fill="none" draw:textarea-vertical-align="middle"/>
    </style:style>
    <style:style style:name="gr8" style:family="graphic" style:parent-style-name="Green_5f_line">
      <style:graphic-properties draw:textarea-vertical-align="middle" fo:min-height="2.291cm" fo:min-width="5.682cm" style:writing-mode="lr-tb"/>
      <style:paragraph-properties style:writing-mode="lr-tb"/>
    </style:style>
    <style:style style:name="gr9" style:family="graphic" style:parent-style-name="objectwithoutfill">
      <style:graphic-properties svg:stroke-color="#158466" draw:marker-end="Arrowheads_20_31" draw:marker-end-width="0.3cm" draw:fill="none" draw:textarea-vertical-align="middle"/>
    </style:style>
    <style:style style:name="gr10" style:family="graphic" style:parent-style-name="objectwithoutfill">
      <style:graphic-properties svg:stroke-color="#158466" draw:marker-end="Arrowheads_20_32" draw:marker-end-width="0.3cm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1.27cm" svg:x="5.72cm" svg:y="6.486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4" draw:id="id4" draw:layer="layout" svg:width="3.048cm" svg:height="1.27cm" svg:x="1.952cm" svg:y="17.827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2" draw:id="id2" draw:layer="layout" svg:width="3.422cm" svg:height="1.346cm" svg:x="5.533cm" svg:y="8.391cm">
          <text:p>Ввод [args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3" draw:id="id3" draw:layer="layout" svg:width="4.216cm" svg:height="1.865cm" svg:x="5.127cm" svg:y="10.525cm">
          <text:p>[%1]==[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27cm" svg:height="0.317cm" svg:x="9.254cm" svg:y="10.843cm">
          <draw:text-box>
            <text:p>нет</text:p>
          </draw:text-box>
        </draw:frame>
        <draw:frame draw:style-name="gr5" draw:layer="layout" svg:width="0.953cm" svg:height="0.317cm" svg:x="4.175cm" svg:y="10.843cm">
          <draw:text-box>
            <text:p>да</text:p>
          </draw:text-box>
        </draw:frame>
        <draw:connector draw:style-name="gr6" draw:text-style-name="P2" draw:layer="layout" draw:type="line" svg:x1="7.244cm" svg:y1="7.756cm" svg:x2="7.244cm" svg:y2="8.391cm" draw:start-shape="id1" draw:start-glue-point="6" draw:end-shape="id2" draw:end-glue-point="5" svg:d="M7244 7756v635" svg:viewBox="0 0 1 636">
          <text:p/>
        </draw:connector>
        <draw:connector draw:style-name="gr6" draw:text-style-name="P2" draw:layer="layout" draw:type="line" svg:x1="7.244cm" svg:y1="9.737cm" svg:x2="7.235cm" svg:y2="10.525cm" draw:start-shape="id2" draw:start-glue-point="8" draw:end-shape="id3" draw:end-glue-point="4" svg:d="M7244 9737l-9 788" svg:viewBox="0 0 10 789">
          <text:p/>
        </draw:connector>
        <draw:connector draw:style-name="gr7" draw:text-style-name="P2" draw:layer="layout" svg:x1="5.127cm" svg:y1="11.458cm" svg:x2="3.476cm" svg:y2="17.827cm" draw:start-shape="id3" draw:start-glue-point="5" draw:end-shape="id4" draw:end-glue-point="4" svg:d="M5127 11458h-1651v6369" svg:viewBox="0 0 1652 6370">
          <text:p/>
        </draw:connector>
        <draw:custom-shape draw:style-name="gr8" draw:text-style-name="P1" xml:id="id5" draw:id="id5" draw:layer="layout" svg:width="10.16cm" svg:height="2.54cm" svg:x="7.985cm" svg:y="12.43cm">
          <text:p>Вывод:</text:p>
          <text:p text:style-name="P3">for %%f in (%1\*.txt %1\*.htm %1\*.bat) do (</text:p>
          <text:p text:style-name="P3"><text:s text:c="4"/>type "%%f"</text:p>
          <text:p text:style-name="P3">)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2" draw:layer="layout" svg:x1="9.343cm" svg:y1="11.458cm" svg:x2="13.065cm" svg:y2="12.43cm" draw:start-shape="id3" draw:start-glue-point="7" draw:end-shape="id5" draw:end-glue-point="5" svg:d="M9343 11458h3722v972" svg:viewBox="0 0 3723 973">
          <text:p/>
        </draw:connector>
        <draw:connector draw:style-name="gr6" draw:text-style-name="P2" xml:id="id6" draw:id="id6" draw:layer="layout" draw:type="line" svg:x1="13.065cm" svg:y1="14.97cm" svg:x2="13.068cm" svg:y2="16.3cm" draw:start-shape="id5" draw:start-glue-point="8" svg:d="M13065 14970l3 1330" svg:viewBox="0 0 4 1331">
          <text:p/>
        </draw:connector>
        <draw:connector draw:style-name="gr10" draw:text-style-name="P2" draw:layer="layout" draw:type="line" svg:x1="13.068cm" svg:y1="16.3cm" svg:x2="3.487cm" svg:y2="16.3cm" draw:start-shape="id6" draw:start-glue-point="3" svg:d="M13068 16300h-9581" svg:viewBox="0 0 958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20T02:11:04.869000000</dc:date>
    <meta:editing-duration>PT6H14M37S</meta:editing-duration>
    <meta:editing-cycles>51</meta:editing-cycles>
    <meta:document-statistic meta:object-count="13"/>
  </office:meta>
</office:document-meta>
</file>